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2.25in" table:align="center"/>
    </style:style>
    <style:style style:name="Table3.A" style:family="table-column">
      <style:table-column-properties style:column-width="0.7493in"/>
    </style:style>
    <style:style style:name="Table3.C" style:family="table-column">
      <style:table-column-properties style:column-width="0.751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5771in" style:rel-column-width="5461*"/>
    </style:style>
    <style:style style:name="Table2.L" style:family="table-column">
      <style:table-column-properties style:column-width="0.5771in" style:rel-column-width="5464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-0.0021in" table:align="left" style:shadow="none"/>
    </style:style>
    <style:style style:name="Table1.A" style:family="table-column">
      <style:table-column-properties style:column-width="0.6396in"/>
    </style:style>
    <style:style style:name="Table1.B" style:family="table-column">
      <style:table-column-properties style:column-width="0.4694in"/>
    </style:style>
    <style:style style:name="Table1.C" style:family="table-column">
      <style:table-column-properties style:column-width="0.7056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3104in"/>
    </style:style>
    <style:style style:name="Table1.G" style:family="table-column">
      <style:table-column-properties style:column-width="1.3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58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7362"/>
    </style:style>
    <style:style style:name="P2" style:family="paragraph" style:parent-style-name="Standard">
      <style:text-properties officeooo:rsid="0005540e" officeooo:paragraph-rsid="0006bbc5"/>
    </style:style>
    <style:style style:name="P3" style:family="paragraph" style:parent-style-name="Standard" style:list-style-name="L1">
      <style:text-properties officeooo:rsid="0005540e" officeooo:paragraph-rsid="0006bbc5"/>
    </style:style>
    <style:style style:name="P4" style:family="paragraph" style:parent-style-name="Standard">
      <style:text-properties officeooo:paragraph-rsid="0006bbc5"/>
    </style:style>
    <style:style style:name="P5" style:family="paragraph" style:parent-style-name="Standard" style:list-style-name="L1">
      <style:text-properties officeooo:rsid="000c24db" officeooo:paragraph-rsid="000c24db"/>
    </style:style>
    <style:style style:name="P6" style:family="paragraph" style:parent-style-name="Standard">
      <style:text-properties fo:font-weight="bold" officeooo:rsid="000d12bf" officeooo:paragraph-rsid="000d6d7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5540e" officeooo:paragraph-rsid="000d6d79" style:font-weight-asian="bold" style:font-weight-complex="bold"/>
    </style:style>
    <style:style style:name="P8" style:family="paragraph" style:parent-style-name="Standard" style:list-style-name="L2">
      <style:text-properties fo:font-weight="bold" officeooo:rsid="000e26b3" officeooo:paragraph-rsid="000e26b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2d108" officeooo:paragraph-rsid="0012d10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1707" officeooo:paragraph-rsid="0023273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bcde7" officeooo:paragraph-rsid="001c3c25" style:font-weight-asian="bold" style:font-weight-complex="bold"/>
    </style:style>
    <style:style style:name="P12" style:family="paragraph" style:parent-style-name="Standard" style:list-style-name="L2">
      <style:text-properties fo:font-weight="normal" officeooo:rsid="0005540e" officeooo:paragraph-rsid="000d6d79" style:font-weight-asian="normal" style:font-weight-complex="normal"/>
    </style:style>
    <style:style style:name="P13" style:family="paragraph" style:parent-style-name="Standard">
      <style:text-properties fo:font-weight="normal" officeooo:rsid="0005540e" officeooo:paragraph-rsid="000d6d79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e26b3" officeooo:paragraph-rsid="000e26b3" style:font-weight-asian="normal" style:font-weight-complex="normal"/>
    </style:style>
    <style:style style:name="P15" style:family="paragraph" style:parent-style-name="Standard">
      <style:text-properties fo:font-weight="normal" officeooo:rsid="0012d161" officeooo:paragraph-rsid="0012d161" style:font-weight-asian="normal" style:font-weight-complex="normal"/>
    </style:style>
    <style:style style:name="P16" style:family="paragraph" style:parent-style-name="Standard">
      <style:text-properties officeooo:rsid="0006711f" officeooo:paragraph-rsid="000d6d79"/>
    </style:style>
    <style:style style:name="P17" style:family="paragraph" style:parent-style-name="Standard" style:list-style-name="L3">
      <style:text-properties officeooo:rsid="0015d9c3" officeooo:paragraph-rsid="0015d9c3"/>
    </style:style>
    <style:style style:name="P18" style:family="paragraph" style:parent-style-name="Standard" style:list-style-name="L3">
      <style:text-properties officeooo:rsid="0015d9c3" officeooo:paragraph-rsid="001e88c3"/>
    </style:style>
    <style:style style:name="P19" style:family="paragraph" style:parent-style-name="Standard" style:list-style-name="L3">
      <style:text-properties officeooo:rsid="0015d9c3" officeooo:paragraph-rsid="001fab55"/>
    </style:style>
    <style:style style:name="P20" style:family="paragraph" style:parent-style-name="Standard" style:list-style-name="L3">
      <style:text-properties officeooo:rsid="0015d9c3" officeooo:paragraph-rsid="0021a0ec"/>
    </style:style>
    <style:style style:name="P21" style:family="paragraph" style:parent-style-name="Standard" style:list-style-name="L3">
      <style:text-properties officeooo:paragraph-rsid="00027362"/>
    </style:style>
    <style:style style:name="P22" style:family="paragraph" style:parent-style-name="Standard" style:list-style-name="L3">
      <style:text-properties officeooo:rsid="00176489" officeooo:paragraph-rsid="00176489"/>
    </style:style>
    <style:style style:name="P23" style:family="paragraph" style:parent-style-name="Standard" style:list-style-name="L3">
      <style:text-properties officeooo:rsid="00176489" officeooo:paragraph-rsid="001e88c3"/>
    </style:style>
    <style:style style:name="P24" style:family="paragraph" style:parent-style-name="Standard" style:list-style-name="L3">
      <style:text-properties officeooo:rsid="00176489" officeooo:paragraph-rsid="001fab55"/>
    </style:style>
    <style:style style:name="P25" style:family="paragraph" style:parent-style-name="Standard" style:list-style-name="L3">
      <style:text-properties officeooo:rsid="00176489" officeooo:paragraph-rsid="0021a0ec"/>
    </style:style>
    <style:style style:name="P26" style:family="paragraph" style:parent-style-name="Standard" style:list-style-name="L3">
      <style:text-properties officeooo:rsid="001bcde7" officeooo:paragraph-rsid="001bcde7"/>
    </style:style>
    <style:style style:name="P27" style:family="paragraph" style:parent-style-name="Standard" style:list-style-name="L3">
      <style:text-properties officeooo:rsid="001bcde7" officeooo:paragraph-rsid="001e88c3"/>
    </style:style>
    <style:style style:name="P28" style:family="paragraph" style:parent-style-name="Standard" style:list-style-name="L3">
      <style:text-properties officeooo:rsid="001bcde7" officeooo:paragraph-rsid="001fab55"/>
    </style:style>
    <style:style style:name="P29" style:family="paragraph" style:parent-style-name="Standard" style:list-style-name="L3">
      <style:text-properties officeooo:rsid="001bcde7" officeooo:paragraph-rsid="0021a0ec"/>
    </style:style>
    <style:style style:name="P30" style:family="paragraph" style:parent-style-name="Standard" style:list-style-name="L3">
      <style:text-properties officeooo:rsid="001fab55" officeooo:paragraph-rsid="0021a0ec"/>
    </style:style>
    <style:style style:name="P31" style:family="paragraph" style:parent-style-name="Standard" style:list-style-name="L3">
      <style:text-properties officeooo:rsid="0021a0ec" officeooo:paragraph-rsid="0021a0ec"/>
    </style:style>
    <style:style style:name="P32" style:family="paragraph" style:parent-style-name="Table_20_Contents">
      <style:text-properties officeooo:rsid="000f109c" officeooo:paragraph-rsid="000f109c"/>
    </style:style>
    <style:style style:name="P33" style:family="paragraph" style:parent-style-name="Table_20_Contents">
      <style:text-properties officeooo:rsid="000f109c" officeooo:paragraph-rsid="00126826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f109c" officeooo:paragraph-rsid="000f109c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26826" officeooo:paragraph-rsid="00126826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26826" officeooo:paragraph-rsid="0012d161" style:font-weight-asian="bold" style:font-weight-complex="bold"/>
    </style:style>
    <style:style style:name="P37" style:family="paragraph" style:parent-style-name="Table_20_Contents">
      <style:text-properties fo:font-weight="bold" officeooo:rsid="0012d108" officeooo:paragraph-rsid="0012d161" style:font-weight-asian="bold" style:font-weight-complex="bold"/>
    </style:style>
    <style:style style:name="P38" style:family="paragraph" style:parent-style-name="Table_20_Contents">
      <style:text-properties fo:font-weight="bold" officeooo:rsid="0012d161" officeooo:paragraph-rsid="0012d161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012d161" officeooo:paragraph-rsid="0012d161" style:font-weight-asian="bold" style:font-weight-complex="bold"/>
    </style:style>
    <style:style style:name="P40" style:family="paragraph" style:parent-style-name="Table_20_Contents">
      <style:text-properties officeooo:rsid="0010cb73" officeooo:paragraph-rsid="0010cb73"/>
    </style:style>
    <style:style style:name="P41" style:family="paragraph" style:parent-style-name="Table_20_Contents">
      <style:text-properties officeooo:rsid="0012d108" officeooo:paragraph-rsid="0012d108"/>
    </style:style>
    <style:style style:name="P42" style:family="paragraph" style:parent-style-name="Table_20_Contents">
      <style:text-properties officeooo:rsid="0012d108" officeooo:paragraph-rsid="0012d161"/>
    </style:style>
    <style:style style:name="P43" style:family="paragraph" style:parent-style-name="Table_20_Contents">
      <style:paragraph-properties fo:text-align="end" style:justify-single-word="false"/>
      <style:text-properties officeooo:rsid="0012d161" officeooo:paragraph-rsid="0012d161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012d161" officeooo:paragraph-rsid="0012d161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10cb73" officeooo:paragraph-rsid="0010cb73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012d108" officeooo:paragraph-rsid="0012d108" style:font-weight-asian="normal" style:font-weight-complex="normal"/>
    </style:style>
    <style:style style:name="P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5540e" officeooo:paragraph-rsid="0006bbc5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6711f" officeooo:paragraph-rsid="0006bbc5"/>
    </style:style>
    <style:style style:name="P49" style:family="paragraph" style:parent-style-name="Table_20_Heading">
      <style:paragraph-properties fo:margin-left="0in" fo:margin-right="0in" fo:text-align="center" style:justify-single-word="false" fo:text-indent="0in" style:auto-text-indent="false"/>
      <style:text-properties officeooo:rsid="0005540e" officeooo:paragraph-rsid="0006bbc5"/>
    </style:style>
    <style:style style:name="T1" style:family="text">
      <style:text-properties officeooo:rsid="00027362"/>
    </style:style>
    <style:style style:name="T2" style:family="text">
      <style:text-properties officeooo:rsid="0006711f"/>
    </style:style>
    <style:style style:name="T3" style:family="text">
      <style:text-properties officeooo:rsid="002efd0e"/>
    </style:style>
    <style:style style:name="T4" style:family="text">
      <style:text-properties officeooo:rsid="0007585d"/>
    </style:style>
    <style:style style:name="T5" style:family="text">
      <style:text-properties officeooo:rsid="0008efe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efed" style:font-weight-asian="bold" style:font-weight-complex="bold"/>
    </style:style>
    <style:style style:name="T8" style:family="text">
      <style:text-properties fo:font-weight="bold" officeooo:rsid="0007585d" style:font-weight-asian="bold" style:font-weight-complex="bold"/>
    </style:style>
    <style:style style:name="T9" style:family="text">
      <style:text-properties fo:font-weight="bold" officeooo:rsid="000d12bf" style:font-weight-asian="bold" style:font-weight-complex="bold"/>
    </style:style>
    <style:style style:name="T10" style:family="text">
      <style:text-properties fo:font-weight="bold" officeooo:rsid="001a1707" style:font-weight-asian="bold" style:font-weight-complex="bold"/>
    </style:style>
    <style:style style:name="T11" style:family="text">
      <style:text-properties fo:font-weight="bold" officeooo:rsid="0021875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7585d" style:font-weight-asian="normal" style:font-weight-complex="normal"/>
    </style:style>
    <style:style style:name="T14" style:family="text">
      <style:text-properties fo:font-weight="normal" officeooo:rsid="000d12bf" style:font-weight-asian="normal" style:font-weight-complex="normal"/>
    </style:style>
    <style:style style:name="T15" style:family="text">
      <style:text-properties fo:font-weight="normal" officeooo:rsid="0012d161" style:font-weight-asian="normal" style:font-weight-complex="normal"/>
    </style:style>
    <style:style style:name="T16" style:family="text">
      <style:text-properties officeooo:rsid="000d12bf"/>
    </style:style>
    <style:style style:name="T17" style:family="text">
      <style:text-properties officeooo:rsid="002531e4"/>
    </style:style>
    <style:style style:name="T18" style:family="text">
      <style:text-properties officeooo:rsid="0012d161"/>
    </style:style>
    <style:style style:name="T19" style:family="text">
      <style:text-properties officeooo:rsid="00147431"/>
    </style:style>
    <style:style style:name="T20" style:family="text">
      <style:text-properties officeooo:rsid="0018d9b5"/>
    </style:style>
    <style:style style:name="T21" style:family="text">
      <style:text-properties officeooo:rsid="0019e5df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19e5df"/>
    </style:style>
    <style:style style:name="T24" style:family="text">
      <style:text-properties style:text-position="super 58%" officeooo:rsid="001e88c3"/>
    </style:style>
    <style:style style:name="T25" style:family="text">
      <style:text-properties style:text-position="super 58%" officeooo:rsid="001fab55"/>
    </style:style>
    <style:style style:name="T26" style:family="text">
      <style:text-properties style:text-position="super 58%" officeooo:rsid="0021a0ec"/>
    </style:style>
    <style:style style:name="T27" style:family="text">
      <style:text-properties officeooo:rsid="001a1707"/>
    </style:style>
    <style:style style:name="T28" style:family="text">
      <style:text-properties officeooo:rsid="001bcde7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1fab55"/>
    </style:style>
    <style:style style:name="T31" style:family="text">
      <style:text-properties style:text-position="0% 100%" officeooo:rsid="00218759"/>
    </style:style>
    <style:style style:name="T32" style:family="text">
      <style:text-properties style:text-position="0% 100%" officeooo:rsid="0021a0ec"/>
    </style:style>
    <style:style style:name="T33" style:family="text">
      <style:text-properties officeooo:rsid="001fab55"/>
    </style:style>
    <style:style style:name="T34" style:family="text">
      <style:text-properties officeooo:rsid="0021a0e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g Park<text:line-break/>10/<text:span text:style-name="T1">26</text:span>/2018<text:line-break/>CS 472 – Computer Architecture<text:line-break/>HW<text:span text:style-name="T1">3</text:span></text:p>
      <text:p text:style-name="P1"/>
      <text:list xml:id="list101660167" text:style-name="L3">
        <text:list-item>
          <text:p text:style-name="P21">For a 4K<text:span text:style-name="T19">i</text:span>B page, and a 32 bit address space, calculate the amount of memory needed to store a process's page tables. Assume each entry in the page table requires 12 bytes. Show all calculations.</text:p>
          <text:p text:style-name="P21"><text:span text:style-name="T10"/></text:p>
        </text:list-item>
      </text:list>
      <text:p text:style-name="P11">Number of pages in a table = Total possible Logical Address Entries / Page size</text:p>
      <text:p text:style-name="P10"><text:span text:style-name="T28">T</text:span>otal size of page table = <text:span text:style-name="T28">P</text:span>age <text:span text:style-name="T28">T</text:span>able <text:span text:style-name="T28">E</text:span>ntry * <text:span text:style-name="T28">N</text:span>umber of pages </text:p>
      <text:p text:style-name="P10"><text:span text:style-name="T28"><text:s/></text:span></text:p>
      <text:list xml:id="list223134591418791" text:continue-numbering="true" text:style-name="L3">
        <text:list-header>
          <text:p text:style-name="P17"><text:span text:style-name="T20">Page = </text:span>4KiB = 4,096 bytes <text:span text:style-name="T21">= 2</text:span><text:span text:style-name="T23">12</text:span><text:span text:style-name="T21"> bytes</text:span></text:p>
          <text:p text:style-name="P17"><text:span text:style-name="T20">Address space = </text:span>32bit </text:p>
          <text:p text:style-name="P22"><text:span text:style-name="T27">PTE </text:span>= 12 bytes</text:p>
          <text:p text:style-name="P26">max # of page = 2<text:span text:style-name="T22">(32-12)</text:span> = 2<text:span text:style-name="T22">20 </text:span><text:span text:style-name="T29">= 1M</text:span><text:span text:style-name="T31">i</text:span> pages </text:p>
          <text:p text:style-name="P26"><text:span text:style-name="T34">Total size of a page table = </text:span>12 bytes * 2<text:span text:style-name="T22">20</text:span> = <text:span text:style-name="T6">12 M</text:span><text:span text:style-name="T11">i</text:span><text:span text:style-name="T6">B</text:span></text:p>
          <text:p text:style-name="P21"/>
        </text:list-header>
        <text:list-item>
          <text:p text:style-name="P21">For a 4K<text:span text:style-name="T19">i</text:span>B page, and a 64 bit address space, calculate the amount of memory needed to store a process's page tables. Assume each entry in the page table requires 12 bytes. Show all calculations.</text:p>
          <text:p text:style-name="P18"/>
          <text:p text:style-name="P18"><text:span text:style-name="T20">Page = </text:span>4KiB = 4,096 bytes <text:span text:style-name="T21">= 2</text:span><text:span text:style-name="T23">12</text:span><text:span text:style-name="T21"> bytes</text:span></text:p>
          <text:p text:style-name="P18"><text:span text:style-name="T20">Address space = 64</text:span>bit </text:p>
          <text:p text:style-name="P23"><text:span text:style-name="T27">PTE </text:span>= 12 bytes</text:p>
          <text:p text:style-name="P27">max # of page = 2<text:span text:style-name="T22">(</text:span><text:span text:style-name="T24">64</text:span><text:span text:style-name="T22">-12)</text:span> = 2<text:span text:style-name="T24">52</text:span><text:span text:style-name="T22"> </text:span><text:span text:style-name="T29">= </text:span><text:span text:style-name="T30">4 P</text:span><text:span text:style-name="T32">i</text:span> pages </text:p>
          <text:p text:style-name="P30"><text:span text:style-name="T34">Total size of a page table = </text:span>12 bytes * 2<text:span text:style-name="T22">52</text:span> = <text:span text:style-name="T6">48 P</text:span><text:span text:style-name="T11">i</text:span><text:span text:style-name="T6">B</text:span> </text:p>
          <text:p text:style-name="P21"/>
        </text:list-item>
        <text:list-item>
          <text:p text:style-name="P21">For a 16K<text:span text:style-name="T19">i</text:span>B page, and a 32 bit address space, calculate the amount of memory needed to store a process's page tables. Assume each entry in the page table requires 12 bytes. Show all calculations.</text:p>
          <text:p text:style-name="P17"><text:span text:style-name="T34">Page = </text:span>16KiB = 16,384 bytes <text:span text:style-name="T33">= 2</text:span><text:span text:style-name="T25">14</text:span><text:span text:style-name="T33"> bytes</text:span></text:p>
          <text:p text:style-name="P19"><text:span text:style-name="T20">Address space = </text:span>32bit </text:p>
          <text:p text:style-name="P24"><text:span text:style-name="T27">PTE </text:span>= 12 bytes</text:p>
          <text:p text:style-name="P28">max # of page = 2<text:span text:style-name="T22">(32-1</text:span><text:span text:style-name="T25">4</text:span><text:span text:style-name="T22">)</text:span> = 2<text:span text:style-name="T25">18</text:span><text:span text:style-name="T22"> </text:span><text:span text:style-name="T29">= </text:span><text:span text:style-name="T31">256 K</text:span><text:span text:style-name="T32">i</text:span> pages </text:p>
          <text:p text:style-name="P31">Total size of a page table = 12 bytes * 2<text:span text:style-name="T22">18</text:span> = 3,072KiB = <text:span text:style-name="T6">3 MiB</text:span></text:p>
          <text:p text:style-name="P21"/>
        </text:list-item>
        <text:list-item>
          <text:p text:style-name="P21">For a 16K<text:span text:style-name="T19">i</text:span>B page, and a 64 bit address space, calculate the amount of memory needed to store a process's page tables. Assume each entry in the page table requires 12 bytes. Show all calculations.</text:p>
          <text:p text:style-name="P20"><text:span text:style-name="T34">Page = </text:span>16KiB = 16,384 bytes <text:span text:style-name="T33">= 2</text:span><text:span text:style-name="T25">14</text:span><text:span text:style-name="T33"> bytes</text:span></text:p>
          <text:p text:style-name="P20"><text:span text:style-name="T20">Address space = 64</text:span>bit </text:p>
          <text:p text:style-name="P25"><text:span text:style-name="T27">PTE </text:span>= 12 bytes</text:p>
          <text:p text:style-name="P29">max # of page = 2<text:span text:style-name="T22">(</text:span><text:span text:style-name="T26">64</text:span><text:span text:style-name="T22">-1</text:span><text:span text:style-name="T25">4</text:span><text:span text:style-name="T22">)</text:span> = 2<text:span text:style-name="T26">50</text:span><text:span text:style-name="T22"> </text:span><text:span text:style-name="T29">= </text:span><text:span text:style-name="T32">1Pi </text:span>pages </text:p>
          <text:p text:style-name="P31">Total size of a page table = 12 bytes * 2<text:span text:style-name="T22">50</text:span> = <text:span text:style-name="T6">12 PiB</text:span></text:p>
        </text:list-item>
      </text:list>
      <text:p text:style-name="P1"/>
      <text:p text:style-name="P1"/>
      <text:p text:style-name="P1"/>
      <text:p text:style-name="P1"/>
      <text:p text:style-name="P4"><text:soft-page-break/>5. Suppose the existence of an associative cache design with N = 2. Assume that the main memory uses a 32-bit address (and that each address maps to a single byte). If the cache scheme uses the following breakdown of the address bits:</text:p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P49">Tag</text:p>
            </table:table-cell>
            <table:table-cell table:style-name="Table3.A1" office:value-type="string">
              <text:p text:style-name="P49">Index</text:p>
            </table:table-cell>
            <table:table-cell table:style-name="Table3.C1" office:value-type="string">
              <text:p text:style-name="P49">Offset</text:p>
            </table:table-cell>
          </table:table-row>
        </table:table-header-rows>
        <table:table-row>
          <table:table-cell table:style-name="Table3.A2" office:value-type="string">
            <text:p text:style-name="P47">31-<text:span text:style-name="T2">6 (26bits)</text:span></text:p>
          </table:table-cell>
          <table:table-cell table:style-name="Table3.A2" office:value-type="string">
            <text:p text:style-name="P48">5-3 <text:span text:style-name="T3">(3bits)</text:span></text:p>
          </table:table-cell>
          <table:table-cell table:style-name="Table3.C2" office:value-type="string">
            <text:p text:style-name="P47"><text:span text:style-name="T2">2</text:span>-0 <text:span text:style-name="T3">(3bits)</text:span></text:p>
          </table:table-cell>
        </table:table-row>
      </table:table>
      <text:list xml:id="list2148436085" text:style-name="L1">
        <text:list-header>
          <text:p text:style-name="P3"/>
        </text:list-header>
        <text:list-item>
          <text:p text:style-name="P3">What is the cache block size (in words)?</text:p>
          <text:p text:style-name="P3"><draw:frame draw:style-name="fr1" draw:name="Object1" text:anchor-type="as-char" svg:y="-0.2681in" svg:width="2.5291in" svg:height="0.416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= </text:span><text:span text:style-name="T8">2 words</text:span><text:span text:style-name="T13">.</text:span></text:p>
          <text:p text:style-name="P3"><text:span text:style-name="T13"/></text:p>
        </text:list-item>
        <text:list-item>
          <text:p text:style-name="P3">How many block indices does the cache have?</text:p>
          <text:p text:style-name="P3"><draw:frame draw:style-name="fr1" draw:name="Object2" text:anchor-type="as-char" svg:y="-0.2681in" svg:width="1.2862in" svg:height="0.4165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= </text:span><text:span text:style-name="T7">4 rows of indices with 2 blocks on each indices</text:span><text:span text:style-name="T5">. </text:span></text:p>
          <text:p text:style-name="P5">(4 rows * 2 sets) * 8 bytes = 64 possible entries with 32 entries maximum at given point. <text:s/></text:p>
          <text:p text:style-name="P3"/>
        </text:list-item>
        <text:list-item>
          <text:p text:style-name="P3">Including space for the valid bits, tags, and actual block data, how many bits would be required to actually implement this hypothetical cache?</text:p>
        </text:list-item>
      </text:list>
      <text:p text:style-name="P2"><text:tab/><text:tab/><draw:frame draw:style-name="fr1" draw:name="Object3" text:anchor-type="as-char" svg:y="-0.152in" svg:width="4.7165in" svg:height="0.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tab/><text:tab/><draw:frame draw:style-name="fr1" draw:name="Object4" text:anchor-type="as-char" svg:y="-0.2437in" svg:width="3.0965in" svg:height="0.3929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6">= </text:span><text:span text:style-name="T9">728 bits</text:span><text:span text:style-name="T14">.</text:span></text:p>
      <text:p text:style-name="P2"><text:span text:style-name="T14"/></text:p>
      <text:p text:style-name="P6"><text:span text:style-name="T12">6. </text:span><text:s/><text:span text:style-name="T12">Using the cache design from the previous problem, assume the following byte-addressed cache references are recorded. Assume that the cache is initially empty. Also assume that accesses occurred from left to right (e.g. address 0 was requested, then address 4, followed by address 16, etc).</text:span></text:p>
      <table:table table:name="Table2" table:style-name="Table2">
        <table:table-column table:style-name="Table2.A" table:number-columns-repeated="11"/>
        <table:table-column table:style-name="Table2.L"/>
        <table:table-row>
          <table:table-cell table:style-name="Table2.A1" table:number-columns-spanned="12" office:value-type="string">
            <text:p text:style-name="P7">Byte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16</text:p>
          </table:table-cell>
          <table:table-cell table:style-name="Table2.A2" office:value-type="string">
            <text:p text:style-name="P16">132</text:p>
          </table:table-cell>
          <table:table-cell table:style-name="Table2.A2" office:value-type="string">
            <text:p text:style-name="P16">232</text:p>
          </table:table-cell>
          <table:table-cell table:style-name="Table2.A2" office:value-type="string">
            <text:p text:style-name="P16">160</text:p>
          </table:table-cell>
          <table:table-cell table:style-name="Table2.A2" office:value-type="string">
            <text:p text:style-name="P16">1024</text:p>
          </table:table-cell>
          <table:table-cell table:style-name="Table2.A2" office:value-type="string">
            <text:p text:style-name="P16">30</text:p>
          </table:table-cell>
          <table:table-cell table:style-name="Table2.A2" office:value-type="string">
            <text:p text:style-name="P16">140</text:p>
          </table:table-cell>
          <table:table-cell table:style-name="Table2.A2" office:value-type="string">
            <text:p text:style-name="P16">3100</text:p>
          </table:table-cell>
          <table:table-cell table:style-name="Table2.A2" office:value-type="string">
            <text:p text:style-name="P16">180</text:p>
          </table:table-cell>
          <table:table-cell table:style-name="Table2.L2" office:value-type="string">
            <text:p text:style-name="P16">2180</text:p>
          </table:table-cell>
        </table:table-row>
      </table:table>
      <text:list xml:id="list1867470323" text:style-name="L2">
        <text:list-header>
          <text:p text:style-name="P12"/>
        </text:list-header>
        <text:list-item>
          <text:p text:style-name="P12">What was the number of cache hits?</text:p>
        </text:list-item>
      </text:list>
      <text:p text:style-name="P13"/>
      <text:p text:style-name="P13"><draw:frame draw:style-name="fr2" draw:name="Object5" text:anchor-type="paragraph" svg:x="-0.002in" svg:y="0in" svg:width="4.3602in" svg:height="2.489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13"/>
      <text:p text:style-name="P13"/>
      <text:list xml:id="list223135187017503" text:continue-numbering="true" text:style-name="L2">
        <text:list-header>
          <text:p text:style-name="P8">2 Hits</text:p>
          <text:p text:style-name="P14"><text:span text:style-name="T17">(Bold indicates </text:span>the<text:span text:style-name="T17"> final state of the index)</text:span></text:p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><text:line-break/></text:p>
          <text:p text:style-name="P12"/>
        </text:list-header>
        <text:list-item>
          <text:p text:style-name="P12"><text:soft-page-break/>Create a table to show the final state of the cache including the value of each index, the valid bits, and the tags.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rows-spanned="2" office:value-type="string">
            <text:p text:style-name="P9">Block Index</text:p>
          </table:table-cell>
          <table:table-cell table:style-name="Table1.A1" table:number-rows-spanned="2" office:value-type="string">
            <text:p text:style-name="P9">Valid Bit</text:p>
          </table:table-cell>
          <table:table-cell table:style-name="Table1.A1" table:number-rows-spanned="2" office:value-type="string">
            <text:p text:style-name="P9">Least Recently</text:p>
            <text:p text:style-name="P9">Used</text:p>
          </table:table-cell>
          <table:table-cell table:style-name="Table1.A1" table:number-columns-spanned="2" office:value-type="string">
            <text:p text:style-name="P34">Set 0</text:p>
          </table:table-cell>
          <table:covered-table-cell/>
          <table:table-cell table:style-name="Table1.F1" table:number-columns-spanned="2" office:value-type="string">
            <text:p text:style-name="P34">Set 1</text:p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35">Tag <text:span text:style-name="T15">(Leading 0’s are not shown)</text:span></text:p>
          </table:table-cell>
          <table:table-cell table:style-name="Table1.D2" office:value-type="string">
            <text:p text:style-name="P35">Data</text:p>
          </table:table-cell>
          <table:table-cell table:style-name="Table1.D2" office:value-type="string">
            <text:p text:style-name="P36">Tag <text:span text:style-name="T15">(Leading 0’s are not shown)</text:span> </text:p>
          </table:table-cell>
          <table:table-cell table:style-name="Table1.G2" office:value-type="string">
            <text:p text:style-name="P35">Data</text:p>
          </table:table-cell>
        </table:table-row>
        <table:table-row>
          <table:table-cell table:style-name="Table1.D2" office:value-type="string">
            <text:p text:style-name="P33">000 (0)</text:p>
          </table:table-cell>
          <table:table-cell table:style-name="Table1.D2" office:value-type="string">
            <text:p text:style-name="P45">Y</text:p>
          </table:table-cell>
          <table:table-cell table:style-name="Table1.D2" office:value-type="string">
            <text:p text:style-name="P44">0</text:p>
          </table:table-cell>
          <table:table-cell table:style-name="Table1.D2" office:value-type="string">
            <text:p text:style-name="P43">10000</text:p>
          </table:table-cell>
          <table:table-cell table:style-name="Table1.D2" office:value-type="string">
            <text:p text:style-name="P41"><text:span text:style-name="T18">Mem[</text:span>1024<text:span text:style-name="T18">]</text:span></text:p>
          </table:table-cell>
          <table:table-cell table:style-name="Table1.D2" office:value-type="string">
            <text:p text:style-name="P39">100010</text:p>
          </table:table-cell>
          <table:table-cell table:style-name="Table1.G2" office:value-type="string">
            <text:p text:style-name="P37"><text:span text:style-name="T18">Mem[2180]</text:span></text:p>
          </table:table-cell>
        </table:table-row>
        <table:table-row>
          <table:table-cell table:style-name="Table1.D2" office:value-type="string">
            <text:p text:style-name="P33">001 (1)</text:p>
          </table:table-cell>
          <table:table-cell table:style-name="Table1.D2" office:value-type="string">
            <text:p text:style-name="P45">Y</text:p>
          </table:table-cell>
          <table:table-cell table:style-name="Table1.D2" office:value-type="string">
            <text:p text:style-name="P44">0</text:p>
          </table:table-cell>
          <table:table-cell table:style-name="Table1.D2" office:value-type="string">
            <text:p text:style-name="P43">11</text:p>
          </table:table-cell>
          <table:table-cell table:style-name="Table1.D2" office:value-type="string">
            <text:p text:style-name="P42"><text:span text:style-name="T18">Mem[</text:span>232<text:span text:style-name="T18">]</text:span></text:p>
          </table:table-cell>
          <table:table-cell table:style-name="Table1.D2" office:value-type="string">
            <text:p text:style-name="P39">10</text:p>
          </table:table-cell>
          <table:table-cell table:style-name="Table1.G2" office:value-type="string">
            <text:p text:style-name="P37"><text:span text:style-name="T18">Mem[</text:span>140<text:span text:style-name="T18">]</text:span></text:p>
          </table:table-cell>
        </table:table-row>
        <table:table-row>
          <table:table-cell table:style-name="Table1.D2" office:value-type="string">
            <text:p text:style-name="P33">010 (2)</text:p>
          </table:table-cell>
          <table:table-cell table:style-name="Table1.D2" office:value-type="string">
            <text:p text:style-name="P45">Y</text:p>
          </table:table-cell>
          <table:table-cell table:style-name="Table1.D2" office:value-type="string">
            <text:p text:style-name="P44">0</text:p>
          </table:table-cell>
          <table:table-cell table:style-name="Table1.D2" office:value-type="string">
            <text:p text:style-name="P43">0</text:p>
          </table:table-cell>
          <table:table-cell table:style-name="Table1.D2" office:value-type="string">
            <text:p text:style-name="P42"><text:span text:style-name="T18">Mem[</text:span>16<text:span text:style-name="T18">]</text:span></text:p>
          </table:table-cell>
          <table:table-cell table:style-name="Table1.D2" office:value-type="string">
            <text:p text:style-name="P39">10</text:p>
          </table:table-cell>
          <table:table-cell table:style-name="Table1.G2" office:value-type="string">
            <text:p text:style-name="P38">Mem[180]</text:p>
          </table:table-cell>
        </table:table-row>
        <table:table-row>
          <table:table-cell table:style-name="Table1.D2" office:value-type="string">
            <text:p text:style-name="P33">011 (3)</text:p>
          </table:table-cell>
          <table:table-cell table:style-name="Table1.D2" office:value-type="string">
            <text:p text:style-name="P46">Y</text:p>
          </table:table-cell>
          <table:table-cell table:style-name="Table1.D2" office:value-type="string">
            <text:p text:style-name="P44">0</text:p>
          </table:table-cell>
          <table:table-cell table:style-name="Table1.D2" office:value-type="string">
            <text:p text:style-name="P43">0</text:p>
          </table:table-cell>
          <table:table-cell table:style-name="Table1.D2" office:value-type="string">
            <text:p text:style-name="P42"><text:span text:style-name="T18">Mem[</text:span>30<text:span text:style-name="T18">]</text:span></text:p>
          </table:table-cell>
          <table:table-cell table:style-name="Table1.D2" office:value-type="string">
            <text:p text:style-name="P39">110000</text:p>
          </table:table-cell>
          <table:table-cell table:style-name="Table1.G2" office:value-type="string">
            <text:p text:style-name="P38">Mem[3100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6:10:11.936330024</meta:creation-date>
    <meta:generator>LibreOffice/6.0.6.2$Linux_X86_64 LibreOffice_project/00m0$Build-2</meta:generator>
    <dc:date>2018-10-26T22:31:33.017416621</dc:date>
    <meta:editing-duration>PT2H17M15S</meta:editing-duration>
    <meta:editing-cycles>18</meta:editing-cycles>
    <meta:document-statistic meta:table-count="3" meta:image-count="0" meta:object-count="5" meta:page-count="3" meta:paragraph-count="100" meta:word-count="641" meta:character-count="3145" meta:non-whitespace-character-count="2588"/>
  </office:meta>
</office:document-meta>
</file>

<file path=Object 1/content.xml><?xml version="1.0" encoding="utf-8"?>
<math xmlns="http://www.w3.org/1998/Math/MathML" display="block">
  <semantics>
    <mrow>
      <mn>3</mn>
      <mrow>
        <mi mathvariant="italic">offsets</mi>
        <mo stretchy="false">=</mo>
        <mrow>
          <mfrac>
            <mrow>
              <msup>
                <mn>2</mn>
                <mn>3</mn>
              </msup>
              <mi mathvariant="italic">bytes</mi>
            </mrow>
            <mi mathvariant="italic">block</mi>
          </mfrac>
          <mo stretchy="false">∗</mo>
          <mfrac>
            <mi mathvariant="italic">word</mi>
            <mrow>
              <mn>4</mn>
              <mi mathvariant="italic">byes</mi>
            </mrow>
          </mfrac>
        </mrow>
        <mo stretchy="false">=</mo>
        <mfrac>
          <mn>8</mn>
          <mn>4</mn>
        </mfrac>
      </mrow>
      <mi mathvariant="italic">words</mi>
    </mrow>
    <annotation encoding="StarMath 5.0">3 offsets =  {2^3 bytes} over {block} *{{word} over {4byes}}  = {8} over {4} words  </annotation>
  </semantics>
</math>
</file>

<file path=Object 2/content.xml><?xml version="1.0" encoding="utf-8"?>
<math xmlns="http://www.w3.org/1998/Math/MathML" display="block">
  <semantics>
    <mrow>
      <mn>3</mn>
      <mi mathvariant="italic">bit</mi>
      <mrow>
        <mi mathvariant="italic">index</mi>
        <mo stretchy="false">=</mo>
        <mfrac>
          <msup>
            <mn>2</mn>
            <mn>3</mn>
          </msup>
          <mrow>
            <mn>2</mn>
            <mi mathvariant="italic">sets</mi>
          </mrow>
        </mfrac>
      </mrow>
    </mrow>
    <annotation encoding="StarMath 5.0">3bit index = {2^3} over {2 sets}</annotation>
  </semantics>
</math>
</file>

<file path=Object 3/content.xml><?xml version="1.0" encoding="utf-8"?>
<math xmlns="http://www.w3.org/1998/Math/MathML" display="block">
  <semantics>
    <mrow>
      <mi mathvariant="italic">Total</mi>
      <mrow>
        <mi mathvariant="italic">Cache</mi>
        <mo stretchy="false">=</mo>
        <mrow>
          <mrow>
            <mo fence="true" stretchy="false">(</mo>
            <mrow>
              <mrow>
                <mi mathvariant="italic">no</mi>
                <mi>.</mi>
                <mi mathvariant="italic">of</mi>
                <mrow>
                  <mi mathvariant="italic">rows</mi>
                  <mo stretchy="false">∗</mo>
                  <mi mathvariant="italic">no</mi>
                </mrow>
                <mi>.</mi>
                <mi mathvariant="italic">of</mi>
                <mi mathvariant="italic">sets</mi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 mathvariant="italic">valid</mi>
                <mrow>
                  <mi mathvariant="italic">bit</mi>
                  <mo stretchy="false">+</mo>
                  <mi mathvariant="italic">tag</mi>
                </mrow>
                <mrow>
                  <mi mathvariant="italic">bits</mi>
                  <mo stretchy="false">+</mo>
                  <mi mathvariant="italic">data</mi>
                </mrow>
                <mi mathvariant="italic">bits</mi>
              </mrow>
            </mrow>
            <mo fence="true" stretchy="false">)</mo>
          </mrow>
        </mrow>
      </mrow>
    </mrow>
    <annotation encoding="StarMath 5.0">Total Cache = (no. of rows * no. of sets) * ( valid bit + tag bits +data bits )  </annotation>
  </semantics>
</math>
</file>

<file path=Object 4/content.xml><?xml version="1.0" encoding="utf-8"?>
<math xmlns="http://www.w3.org/1998/Math/MathML" display="block">
  <semantics>
    <mrow>
      <mi mathvariant="italic">Total</mi>
      <mrow>
        <mi mathvariant="italic">Cache</mi>
        <mo stretchy="false">=</mo>
        <mrow>
          <mrow>
            <mo fence="true" stretchy="false">(</mo>
            <mrow>
              <mrow>
                <mn>4</mn>
                <mo stretchy="false">∗</mo>
                <mn>2</mn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row>
                  <mn>1</mn>
                  <mo stretchy="false">+</mo>
                  <mn>26</mn>
                  <mo stretchy="false">+</mo>
                  <mn>8</mn>
                </mrow>
                <mrow>
                  <mi mathvariant="italic">bytes</mi>
                  <mo stretchy="false">∗</mo>
                  <mfrac>
                    <mrow>
                      <mn>8</mn>
                      <mi mathvariant="italic">bits</mi>
                    </mrow>
                    <mrow>
                      <mn>1</mn>
                      <mi mathvariant="italic">byte</mi>
                    </mrow>
                  </mfrac>
                </mrow>
              </mrow>
            </mrow>
            <mo fence="true" stretchy="false">)</mo>
          </mrow>
        </mrow>
      </mrow>
    </mrow>
    <annotation encoding="StarMath 5.0">Total Cache = (4 * 2) * (1 + 26 + 8 bytes * {{8 bits} over {1 byte}} )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9"/>
        <table:table-column table:style-name="co5" table:default-cell-style-name="ce19"/>
        <table:table-column table:style-name="co1" table:default-cell-style-name="ce21"/>
        <table:table-row table:style-name="ro1" table:number-rows-repeated="4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table:style-name="ce15" office:value-type="string" calcext:value-type="string">
            <text:p>Address (binary)</text:p>
          </table:table-cell>
          <table:table-cell table:style-name="ce15" office:value-type="string" calcext:value-type="string">
            <text:p>Address</text:p>
          </table:table-cell>
          <table:table-cell table:style-name="ce15" office:value-type="string" calcext:value-type="string">
            <text:p>Block #</text:p>
          </table:table-cell>
          <table:table-cell table:style-name="ce15" office:value-type="string" calcext:value-type="string">
            <text:p>Index (mod4)</text:p>
          </table:table-cell>
          <table:table-cell table:style-name="ce15" office:value-type="string" calcext:value-type="string">
            <text:p>H/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00 000 000</text:p>
          </table:table-cell>
          <table:table-cell office:value-type="float" office:value="0" calcext:value-type="float">
            <text:p>0</text:p>
          </table:table-cell>
          <table:table-cell table:formula="of:=ROUNDDOWN([.F6]/8)" office:value-type="float" office:value="0" calcext:value-type="float">
            <text:p>0</text:p>
          </table:table-cell>
          <table:table-cell table:formula="of:=MOD([.G6];4)" office:value-type="float" office:value="0" calcext:value-type="float">
            <text:p>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00 000 100</text:p>
          </table:table-cell>
          <table:table-cell office:value-type="float" office:value="4" calcext:value-type="float">
            <text:p>4</text:p>
          </table:table-cell>
          <table:table-cell table:formula="of:=ROUNDDOWN([.F7]/8)" office:value-type="float" office:value="0" calcext:value-type="float">
            <text:p>0</text:p>
          </table:table-cell>
          <table:table-cell table:formula="of:=MOD([.G7];4)" office:value-type="float" office:value="0" calcext:value-type="float">
            <text:p>0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00 010 000</text:p>
          </table:table-cell>
          <table:table-cell office:value-type="float" office:value="16" calcext:value-type="float">
            <text:p>16</text:p>
          </table:table-cell>
          <table:table-cell table:formula="of:=ROUNDDOWN([.F8]/8)" office:value-type="float" office:value="2" calcext:value-type="float">
            <text:p>2</text:p>
          </table:table-cell>
          <table:table-cell table:formula="of:=MOD([.G8];4)" office:value-type="float" office:value="2" calcext:value-type="float">
            <text:p>2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10 000 100</text:p>
          </table:table-cell>
          <table:table-cell office:value-type="float" office:value="132" calcext:value-type="float">
            <text:p>132</text:p>
          </table:table-cell>
          <table:table-cell table:formula="of:=ROUNDDOWN([.F9]/8)" office:value-type="float" office:value="16" calcext:value-type="float">
            <text:p>16</text:p>
          </table:table-cell>
          <table:table-cell table:formula="of:=MOD([.G9];4)" office:value-type="float" office:value="0" calcext:value-type="float">
            <text:p>0</text:p>
          </table:table-cell>
          <table:table-cell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11 101 000</text:p>
          </table:table-cell>
          <table:table-cell office:value-type="float" office:value="232" calcext:value-type="float">
            <text:p>232</text:p>
          </table:table-cell>
          <table:table-cell table:formula="of:=ROUNDDOWN([.F10]/8)" office:value-type="float" office:value="29" calcext:value-type="float">
            <text:p>29</text:p>
          </table:table-cell>
          <table:table-cell table:formula="of:=MOD([.G10];4)" office:value-type="float" office:value="1" calcext:value-type="float">
            <text:p>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10 100 000</text:p>
          </table:table-cell>
          <table:table-cell office:value-type="float" office:value="160" calcext:value-type="float">
            <text:p>160</text:p>
          </table:table-cell>
          <table:table-cell table:formula="of:=ROUNDDOWN([.F11]/8)" office:value-type="float" office:value="20" calcext:value-type="float">
            <text:p>20</text:p>
          </table:table-cell>
          <table:table-cell table:formula="of:=MOD([.G11];4)" office:value-type="float" office:value="0" calcext:value-type="float">
            <text:p>0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000 000 000</text:p>
          </table:table-cell>
          <table:table-cell office:value-type="float" office:value="1024" calcext:value-type="float">
            <text:p>1024</text:p>
          </table:table-cell>
          <table:table-cell table:formula="of:=ROUNDDOWN([.F12]/8)" office:value-type="float" office:value="128" calcext:value-type="float">
            <text:p>128</text:p>
          </table:table-cell>
          <table:table-cell table:formula="of:=MOD([.G12];4)" office:value-type="float" office:value="0" calcext:value-type="float">
            <text:p>0</text:p>
          </table:table-cell>
          <table:table-cell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00 011 110</text:p>
          </table:table-cell>
          <table:table-cell office:value-type="float" office:value="30" calcext:value-type="float">
            <text:p>30</text:p>
          </table:table-cell>
          <table:table-cell table:formula="of:=ROUNDDOWN([.F13]/8)" office:value-type="float" office:value="3" calcext:value-type="float">
            <text:p>3</text:p>
          </table:table-cell>
          <table:table-cell table:formula="of:=MOD([.G13];4)" office:value-type="float" office:value="3" calcext:value-type="float">
            <text:p>3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table:number-columns-repeated="4"/>
          <table:table-cell table:style-name="ce17" office:value-type="string" calcext:value-type="string">
            <text:p>010 001 100</text:p>
          </table:table-cell>
          <table:table-cell table:style-name="ce17" office:value-type="float" office:value="140" calcext:value-type="float">
            <text:p>140</text:p>
          </table:table-cell>
          <table:table-cell table:style-name="ce20" table:formula="of:=ROUNDDOWN([.F14]/8)" office:value-type="float" office:value="17" calcext:value-type="float">
            <text:p>17</text:p>
          </table:table-cell>
          <table:table-cell table:style-name="ce20" table:formula="of:=MOD([.G14];4)" office:value-type="float" office:value="1" calcext:value-type="float">
            <text:p>1</text:p>
          </table:table-cell>
          <table:table-cell table:style-name="ce15"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table:style-name="ce17" office:value-type="string" calcext:value-type="string">
            <text:p>110000 011 100</text:p>
          </table:table-cell>
          <table:table-cell table:style-name="ce17" office:value-type="float" office:value="3100" calcext:value-type="float">
            <text:p>3100</text:p>
          </table:table-cell>
          <table:table-cell table:style-name="ce20" table:formula="of:=ROUNDDOWN([.F15]/8)" office:value-type="float" office:value="387" calcext:value-type="float">
            <text:p>387</text:p>
          </table:table-cell>
          <table:table-cell table:style-name="ce20" table:formula="of:=MOD([.G15];4)" office:value-type="float" office:value="3" calcext:value-type="float">
            <text:p>3</text:p>
          </table:table-cell>
          <table:table-cell table:style-name="ce15"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table:style-name="ce17" office:value-type="string" calcext:value-type="string">
            <text:p>010 110 100</text:p>
          </table:table-cell>
          <table:table-cell table:style-name="ce17" office:value-type="float" office:value="180" calcext:value-type="float">
            <text:p>180</text:p>
          </table:table-cell>
          <table:table-cell table:style-name="ce20" table:formula="of:=ROUNDDOWN([.F16]/8)" office:value-type="float" office:value="22" calcext:value-type="float">
            <text:p>22</text:p>
          </table:table-cell>
          <table:table-cell table:style-name="ce20" table:formula="of:=MOD([.G16];4)" office:value-type="float" office:value="2" calcext:value-type="float">
            <text:p>2</text:p>
          </table:table-cell>
          <table:table-cell table:style-name="ce15"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table:style-name="ce17" office:value-type="string" calcext:value-type="string">
            <text:p>100010 000 100</text:p>
          </table:table-cell>
          <table:table-cell table:style-name="ce17" office:value-type="float" office:value="2180" calcext:value-type="float">
            <text:p>2180</text:p>
          </table:table-cell>
          <table:table-cell table:style-name="ce20" table:formula="of:=ROUNDDOWN([.F17]/8)" office:value-type="float" office:value="272" calcext:value-type="float">
            <text:p>272</text:p>
          </table:table-cell>
          <table:table-cell table:style-name="ce20" table:formula="of:=MOD([.G17];4)" office:value-type="float" office:value="0" calcext:value-type="float">
            <text:p>0</text:p>
          </table:table-cell>
          <table:table-cell table:style-name="ce15" office:value-type="string" calcext:value-type="string">
            <text:p>Miss*</text:p>
          </table:table-cell>
        </table:table-row>
        <table:table-row table:style-name="ro1">
          <table:table-cell table:number-columns-repeated="4"/>
          <table:table-cell table:style-name="ce18" table:number-columns-repeated="3"/>
          <table:table-cell table:style-name="ce18" office:value-type="string" calcext:value-type="string">
            <text:p>* means replaced</text:p>
          </table:table-cell>
          <table:table-cell table:style-name="ce18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21:06:32.438466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